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06cm" fo:margin-left="0cm" table:align="left" style:may-break-between-rows="true" style:writing-mode="lr-tb"/>
    </style:style>
    <style:style style:name="Tabla1.A" style:family="table-column">
      <style:table-column-properties style:column-width="2.125cm"/>
    </style:style>
    <style:style style:name="Tabla1.H" style:family="table-column">
      <style:table-column-properties style:column-width="2.127cm"/>
    </style:style>
    <style:style style:name="Tabla1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a1.2" style:family="table-row">
      <style:table-row-properties style:min-row-height="0.423cm"/>
    </style:style>
    <style:style style:name="P1" style:family="paragraph" style:parent-style-name="Standard">
      <style:paragraph-properties fo:margin-top="0cm" fo:margin-bottom="0.247cm" style:contextual-spacing="false" fo:line-height="115%" fo:text-align="start" style:justify-single-word="false"/>
    </style:style>
    <style:style style:name="P2" style:family="paragraph" style:parent-style-name="Standard">
      <style:paragraph-properties fo:margin-top="0.423cm" fo:margin-bottom="0.212cm" style:contextual-spacing="false" fo:line-height="100%" fo:text-align="start" style:justify-single-word="false"/>
      <style:text-properties style:use-window-font-color="true" loext:opacity="0%" style:font-name="Arial" fo:font-size="14pt" fo:font-weight="bold" fo:background-color="transparent" style:font-name-asian="Arial" style:font-name-complex="Arial"/>
    </style:style>
    <style:style style:name="P3" style:family="paragraph" style:parent-style-name="Standard">
      <style:paragraph-properties fo:margin-top="0.353cm" fo:margin-bottom="0.212cm" style:contextual-spacing="false" fo:line-height="100%" fo:text-align="start" style:justify-single-word="false"/>
      <style:text-properties style:use-window-font-color="true" loext:opacity="0%" style:font-name="Arial" fo:font-size="14pt" fo:font-weight="bold" fo:background-color="transparent" style:font-name-asian="Arial" style:font-name-complex="Arial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12pt" fo:font-weight="normal" fo:background-color="transparent" style:font-name-asian="Arial" style:font-name-complex="Arial"/>
    </style:style>
    <style:style style:name="P5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Arial" fo:font-size="12pt" fo:font-weight="normal" fo:background-color="transparent" style:font-name-asian="Arial" style:font-name-complex="Arial"/>
    </style:style>
    <style:style style:name="P6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Arial" fo:font-size="12pt" fo:font-weight="normal" officeooo:paragraph-rsid="000d2bbb" fo:background-color="transparent" style:font-name-asian="Arial" style:font-name-complex="Arial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12pt" fo:font-weight="bold" fo:background-color="transparent" style:font-name-asian="Arial" style:font-name-complex="Arial"/>
    </style:style>
    <style:style style:name="P8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Arial" fo:font-size="12pt" fo:font-weight="bold" fo:background-color="transparent" style:font-name-asian="Arial" style:font-name-complex="Arial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10" style:family="paragraph" style:parent-style-name="Standard">
      <style:paragraph-properties fo:line-height="100%" fo:text-align="start" style:justify-single-word="false"/>
    </style:style>
    <style:style style:name="P11" style:family="paragraph" style:parent-style-name="Standard">
      <style:paragraph-properties fo:margin-top="0.353cm" fo:margin-bottom="0.212cm" style:contextual-spacing="false" fo:line-height="100%" fo:text-align="start" style:justify-single-word="false"/>
      <style:text-properties fo:color="#000000" loext:opacity="100%" style:font-name="Arial" fo:font-size="14pt" fo:font-weight="bold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Arial" fo:font-size="12pt" fo:font-weight="bold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Arial" fo:font-size="12pt" fo:font-weight="normal" fo:background-color="transparent" style:font-name-asian="Arial" style:font-name-complex="Arial"/>
    </style:style>
    <style:style style:name="P14" style:family="paragraph" style:parent-style-name="Standard">
      <style:paragraph-properties fo:margin-top="0cm" fo:margin-bottom="0.247cm" style:contextual-spacing="false" fo:line-height="115%" fo:text-align="start" style:justify-single-word="false"/>
    </style:style>
    <style:style style:name="P15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officeooo:paragraph-rsid="000d2bbb"/>
    </style:style>
    <style:style style:name="T1" style:family="text">
      <style:text-properties style:use-window-font-color="true" loext:opacity="0%" style:font-name="Arial" fo:font-size="11pt" fo:font-weight="normal" fo:background-color="transparent" loext:char-shading-value="0" style:font-name-asian="Arial" style:font-name-complex="Arial"/>
    </style:style>
    <style:style style:name="T2" style:family="text">
      <style:text-properties style:use-window-font-color="true" loext:opacity="0%" style:font-name="Arial" fo:font-size="12pt" fo:font-weight="normal" fo:background-color="transparent" loext:char-shading-value="0" style:font-name-asian="Arial" style:font-name-complex="Arial"/>
    </style:style>
    <style:style style:name="T3" style:family="text">
      <style:text-properties style:use-window-font-color="true" loext:opacity="0%" style:font-name="Arial" fo:font-size="12pt" fo:font-weight="normal" officeooo:rsid="000d2bbb" fo:background-color="transparent" loext:char-shading-value="0" style:font-name-asian="Arial" style:font-name-complex="Arial"/>
    </style:style>
    <style:style style:name="T4" style:family="text">
      <style:text-properties style:use-window-font-color="true" loext:opacity="0%" style:font-name="Arial" fo:font-size="12pt" fo:font-weight="bold" fo:background-color="transparent" loext:char-shading-value="0" style:font-name-asian="Arial" style:font-name-complex="Arial"/>
    </style:style>
    <style:style style:name="T5" style:family="text">
      <style:text-properties style:use-window-font-color="true" loext:opacity="0%" style:text-position="sub 58%" style:font-name="Arial" fo:font-size="12pt" fo:font-weight="normal" fo:background-color="transparent" loext:char-shading-value="0" style:font-name-asian="Arial" style:font-name-complex="Arial"/>
    </style:style>
    <style:style style:name="T6" style:family="text">
      <style:text-properties fo:color="#0000ff" loext:opacity="100%" style:font-name="Arial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Arial" style:font-name-complex="Arial"/>
    </style:style>
    <style:style style:name="T7" style:family="text">
      <style:text-properties officeooo:rsid="000d2bbb"/>
    </style:style>
    <style:style style:name="fr1" style:family="graphic" style:parent-style-name="OLE">
      <style:graphic-properties style:vertical-pos="top" style:vertical-rel="baseline" draw:visible-area-left="0cm" draw:visible-area-top="0cm" draw:visible-area-width="5cm" draw:visible-area-height="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ios de conversión de unidades</text:p>
      <text:p text:style-name="P10"/>
      <text:p text:style-name="P11">Unidades de capacidade</text:p>
      <text:p text:style-name="P10"/>
      <text:p text:style-name="P12">1. 128 KB</text:p>
      <text:p text:style-name="P13">Cantos bytes son?128000</text:p>
      <text:p text:style-name="P13">Cantos bits? 1024000</text:p>
      <text:p text:style-name="P10"/>
      <text:p text:style-name="P12">2. 64 Gbits</text:p>
      <text:p text:style-name="P13">Cantos bits son? 549,755,813,888 </text:p>
      <text:p text:style-name="P13">Cantos bytes? 68,719,476,736 </text:p>
      <text:p text:style-name="P10"/>
      <text:p text:style-name="P12">3. 2048 Bytes</text:p>
      <text:p text:style-name="P13">Cantos bits son?16384</text:p>
      <text:p text:style-name="P13">Cantos Kbytes? 2</text:p>
      <text:p text:style-name="P10"/>
      <text:p text:style-name="P12">4. 256 Mbits</text:p>
      <text:p text:style-name="P13">Cantos bits son? 2,048,000,000 </text:p>
      <text:p text:style-name="P13">Cantos bytes? 256000000 </text:p>
      <text:p text:style-name="P10"/>
      <text:p text:style-name="P12">5. 512 Gbytes</text:p>
      <text:p text:style-name="P13">Cantos TeraBytes son? 0,512</text:p>
      <text:p text:style-name="P10"/>
      <text:p text:style-name="P12">6. 16 MB</text:p>
      <text:p text:style-name="P4">Cantos Kb son? 16000</text:p>
      <text:p text:style-name="P10"/>
      <text:p text:style-name="P7">7. 64 GB</text:p>
      <text:p text:style-name="P4">Cantos KB son? 64000000</text:p>
      <text:p text:style-name="P10"/>
      <text:p text:style-name="P10"/>
      <text:p text:style-name="P7">8. Conversión de unidades de capacidade</text:p>
      <text:p text:style-name="P10"/>
      <text:p text:style-name="P4">a) <text:s/>Cantos bits hai en 124 MB?</text:p>
      <text:p text:style-name="P10"/>
      <text:p text:style-name="P9">124000000</text:p>
      <text:p text:style-name="P10"/>
      <text:p text:style-name="P4">b) Cantos Kbytes hai en 1024 Mbits</text:p>
      <text:p text:style-name="P10"/>
      <text:p text:style-name="P9">1024000</text:p>
      <text:p text:style-name="P10"/>
      <text:p text:style-name="P4">c) <text:s/>Teño 3 módulos de memoria: 1 módulo de 8Gbits e 2 módulos de 512MB. Cantos GB de memoria RAM teño?</text:p>
      <text:p text:style-name="P10"/>
      <text:p text:style-name="P9">2,024</text:p>
      <text:p text:style-name="P3">Sistemas binario e decimal</text:p>
      <text:p text:style-name="P8">1. Transforma os 10 primeiros números de decimal a binario</text:p>
      <table:table table:name="Tabla1" table:style-name="Tabla1">
        <table:table-column table:style-name="Tabla1.A" table:number-columns-repeated="7"/>
        <table:table-column table:style-name="Tabla1.H"/>
        <table:table-row>
          <table:table-cell table:style-name="Tabla1.A1" office:value-type="string">
            <text:p text:style-name="P10"><text:span text:style-name="T2">0</text:span><text:span text:style-name="T1"/></text:p>
          </table:table-cell>
          <table:table-cell table:style-name="Tabla1.A1" office:value-type="string">
            <text:p text:style-name="P9">0</text:p>
          </table:table-cell>
          <table:table-cell table:style-name="Tabla1.A1" office:value-type="string">
            <text:p text:style-name="P10"><text:span text:style-name="T2">3</text:span><text:span text:style-name="T1"/></text:p>
          </table:table-cell>
          <table:table-cell table:style-name="Tabla1.A1" office:value-type="string">
            <text:p text:style-name="P9">11</text:p>
          </table:table-cell>
          <table:table-cell table:style-name="Tabla1.A1" office:value-type="string">
            <text:p text:style-name="P10"><text:span text:style-name="T2">6</text:span><text:span text:style-name="T1"/></text:p>
          </table:table-cell>
          <table:table-cell table:style-name="Tabla1.A1" office:value-type="string">
            <text:p text:style-name="P9">110</text:p>
          </table:table-cell>
          <table:table-cell table:style-name="Tabla1.A1" office:value-type="string">
            <text:p text:style-name="P10"><text:span text:style-name="T2">9</text:span><text:span text:style-name="T1"/></text:p>
          </table:table-cell>
          <table:table-cell table:style-name="Tabla1.A1" office:value-type="string">
            <text:p text:style-name="P9">1001</text:p>
          </table:table-cell>
        </table:table-row>
        <table:table-row table:style-name="Tabla1.2">
          <table:table-cell table:style-name="Tabla1.A1" office:value-type="string">
            <text:p text:style-name="P10"><text:span text:style-name="T2">1</text:span><text:span text:style-name="T1"/></text:p>
          </table:table-cell>
          <table:table-cell table:style-name="Tabla1.A1" office:value-type="string">
            <text:p text:style-name="P9">1</text:p>
          </table:table-cell>
          <table:table-cell table:style-name="Tabla1.A1" office:value-type="string">
            <text:p text:style-name="P10"><text:span text:style-name="T2">4</text:span><text:span text:style-name="T1"/></text:p>
          </table:table-cell>
          <table:table-cell table:style-name="Tabla1.A1" office:value-type="string">
            <text:p text:style-name="P9">100</text:p>
          </table:table-cell>
          <table:table-cell table:style-name="Tabla1.A1" office:value-type="string">
            <text:p text:style-name="P10"><text:span text:style-name="T2">7</text:span><text:span text:style-name="T1"/></text:p>
          </table:table-cell>
          <table:table-cell table:style-name="Tabla1.A1" office:value-type="string">
            <text:p text:style-name="P9">111</text:p>
          </table:table-cell>
          <table:table-cell table:style-name="Tabla1.A1" office:value-type="string">
            <text:p text:style-name="P10"><text:span text:style-name="T2">10</text:span><text:span text:style-name="T1"/></text:p>
          </table:table-cell>
          <table:table-cell table:style-name="Tabla1.A1" office:value-type="string">
            <text:p text:style-name="P9">1010</text:p>
          </table:table-cell>
        </table:table-row>
        <text:soft-page-break/>
        <table:table-row>
          <table:table-cell table:style-name="Tabla1.A1" office:value-type="string">
            <text:p text:style-name="P10"><text:span text:style-name="T2">2</text:span><text:span text:style-name="T1"/></text:p>
          </table:table-cell>
          <table:table-cell table:style-name="Tabla1.A1" office:value-type="string">
            <text:p text:style-name="P9">10</text:p>
          </table:table-cell>
          <table:table-cell table:style-name="Tabla1.A1" office:value-type="string">
            <text:p text:style-name="P10"><text:span text:style-name="T2">5</text:span><text:span text:style-name="T1"/></text:p>
          </table:table-cell>
          <table:table-cell table:style-name="Tabla1.A1" office:value-type="string">
            <text:p text:style-name="P9">101</text:p>
          </table:table-cell>
          <table:table-cell table:style-name="Tabla1.A1" office:value-type="string">
            <text:p text:style-name="P10"><text:span text:style-name="T2">8</text:span><text:span text:style-name="T1"/></text:p>
          </table:table-cell>
          <table:table-cell table:style-name="Tabla1.A1" office:value-type="string">
            <text:p text:style-name="P9">1000</text:p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</table:table-row>
      </table:table>
      <text:p text:style-name="P1"/>
      <text:p text:style-name="P8">2. Transforma os seguintes números decimais ao sistema binario</text:p>
      <text:p text:style-name="P1"><text:span text:style-name="T2">a) 24</text:span><text:span text:style-name="T5">10)</text:span><text:span text:style-name="T2"> =11000</text:span></text:p>
      <text:p text:style-name="P1"><text:span text:style-name="T2">b) 57</text:span><text:span text:style-name="T5">10)</text:span><text:span text:style-name="T2"> =111001</text:span></text:p>
      <text:p text:style-name="P1"><text:span text:style-name="T2">c) 373</text:span><text:span text:style-name="T5">10)</text:span><text:span text:style-name="T2"> = 101110101</text:span></text:p>
      <text:p text:style-name="P1"><text:span text:style-name="T2">d) 1024</text:span><text:span text:style-name="T5">10)</text:span><text:span text:style-name="T2"> = 10000000000</text:span></text:p>
      <text:p text:style-name="P8">3. Transforma os seguintes números binarios ao sistema decimal</text:p>
      <text:p text:style-name="P1"><text:span text:style-name="T2">a) 110011</text:span><text:span text:style-name="T5">2)</text:span><text:span text:style-name="T2"> = 51</text:span></text:p>
      <text:p text:style-name="P1"><text:span text:style-name="T2">b) 1010101</text:span><text:span text:style-name="T5">2)</text:span><text:span text:style-name="T2"> = 85</text:span></text:p>
      <text:p text:style-name="P1"><text:span text:style-name="T2">c) 10101010</text:span><text:span text:style-name="T5">2)</text:span><text:span text:style-name="T2"> = 170</text:span></text:p>
      <text:p text:style-name="P1"><text:span text:style-name="T2">d) 1111111111</text:span><text:span text:style-name="T5">2)</text:span><text:span text:style-name="T2"> = 1023</text:span></text:p>
      <text:p text:style-name="P8">4. Transforma a octal</text:p>
      <text:p text:style-name="P1"><text:span text:style-name="T2">a) 110011</text:span><text:span text:style-name="T5">2)</text:span><text:span text:style-name="T2"> = 63</text:span></text:p>
      <text:p text:style-name="P1"><text:span text:style-name="T2">b) 1010101</text:span><text:span text:style-name="T5">2)</text:span><text:span text:style-name="T2"> = 125</text:span></text:p>
      <text:p text:style-name="P1"><text:span text:style-name="T2">c) 10101010</text:span><text:span text:style-name="T5">2)</text:span><text:span text:style-name="T2"> = 252</text:span></text:p>
      <text:p text:style-name="P1"><text:span text:style-name="T2">d) 1111111111</text:span><text:span text:style-name="T5">2)</text:span><text:span text:style-name="T2"> =1777</text:span></text:p>
      <text:p text:style-name="P8">5. Transforma a hexadecimal</text:p>
      <text:p text:style-name="P1"><text:span text:style-name="T2">a) 110011</text:span><text:span text:style-name="T5">2)</text:span><text:span text:style-name="T2"> = 33</text:span></text:p>
      <text:p text:style-name="P1"><text:span text:style-name="T2">b) 1010101</text:span><text:span text:style-name="T5">2)</text:span><text:span text:style-name="T2"> = 55</text:span></text:p>
      <text:p text:style-name="P1"><text:span text:style-name="T2">c) 10101010</text:span><text:span text:style-name="T5">2)</text:span><text:span text:style-name="T2"> = AA</text:span></text:p>
      <text:p text:style-name="P1"><text:span text:style-name="T2">d) 1111111111</text:span><text:span text:style-name="T5">2)</text:span><text:span text:style-name="T2"> = 3FF</text:span></text:p>
      <text:p text:style-name="P8">6. <text:s/>Transforma de octal a hexa ou de hexa a octal según corresponda:</text:p>
      <text:p text:style-name="P1"><text:span text:style-name="T2">a) 63</text:span><text:span text:style-name="T5">8)</text:span><text:span text:style-name="T2"> = 33</text:span></text:p>
      <text:p text:style-name="P1"><text:span text:style-name="T2">b) A8</text:span><text:span text:style-name="T5">16)</text:span><text:span text:style-name="T2"> = 250</text:span></text:p>
      <text:p text:style-name="P1"><text:span text:style-name="T2">c) 21</text:span><text:span text:style-name="T5">8)</text:span><text:span text:style-name="T2"> = 11</text:span></text:p>
      <text:p text:style-name="P1"><text:span text:style-name="T2">d) 6A0</text:span><text:span text:style-name="T5">16)</text:span><text:span text:style-name="T2"> = 3240</text:span></text:p>
      <text:p text:style-name="P3">Representación de caracteres</text:p>
      <text:p text:style-name="P1"/>
      <text:p text:style-name="P1"><text:span text:style-name="T4">1. Representa o teu nome en código ASCII utilizando a táboa dos apuntes. </text:span><text:span text:style-name="T2">Primeiro toma nota dos códigos decimais que representan cada letra (ollo ás maiúsculas), logo pásaos a hexadecimal e finalmente a binario.</text:span></text:p>
      <text:p text:style-name="P1"><text:soft-page-break/><draw:frame draw:style-name="fr1" draw:name="Objeto1" text:anchor-type="as-char" svg:width="16.997cm" style:rel-width="scale" svg:height="9.44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text:span text:style-name="T1"/></text:p>
      <text:p text:style-name="P5">O teu nome en código decimal (ASCII): 82 117 98 130 110</text:p>
      <text:p text:style-name="P5">O teu nome en código hexadecimal: <text:span text:style-name="T7">52 75 62 65 6E</text:span></text:p>
      <text:p text:style-name="P5">O teu nome en código binario: 01010010 01110101 01100010 11101001 01101110 </text:p>
      <text:p text:style-name="P1"/>
      <text:p text:style-name="P1"/>
      <text:p text:style-name="P1"><text:span text:style-name="T2">2. </text:span><text:span text:style-name="T4">Representa o teu nome en código UTF-8</text:span><text:span text:style-name="T2"> utilizando as táboas utf do seguinte enlace:</text:span></text:p>
      <text:p text:style-name="P1"><text:a xlink:type="simple" xlink:href="https://unicode-table.com/es/" text:style-name="Internet_20_link" text:visited-style-name="Visited_20_Internet_20_Link"><text:span text:style-name="T6">https://unicornio-table.com/e HYPERLINK "https://unicode-table.com/es/"n HYPERLINK "https://unicode-table.com/es/"/</text:span></text:a><text:span text:style-name="T1"/></text:p>
      <text:p text:style-name="P5">O teu nome en binario: 10100100111010101100010110000111010100101101110</text:p>
      <text:p text:style-name="P6">O teu nome en hexadecimal: </text:p>
      <text:p text:style-name="P15"><text:span text:style-name="T2">Podes comprobar o resultado nesta </text:span><text:a xlink:type="simple" xlink:href="https://mothereff.in/utf-8" text:style-name="Internet_20_link" text:visited-style-name="Visited_20_Internet_20_Link"><text:span text:style-name="T6">web</text:span></text:a><text:span text:style-name="T2">.</text:span></text:p>
      <text:p text:style-name="P15"><text:span text:style-name="T3">U+0052 U+0075 U+0062 U+00E9 U+006E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19T09:32:21.165000000</dc:date>
    <meta:editing-duration>PT34M51S</meta:editing-duration>
    <meta:editing-cycles>2</meta:editing-cycles>
    <meta:generator>LibreOffice/7.4.6.2$Windows_X86_64 LibreOffice_project/5b1f5509c2decdade7fda905e3e1429a67acd63d</meta:generator>
    <meta:document-statistic meta:table-count="1" meta:image-count="0" meta:object-count="1" meta:page-count="3" meta:paragraph-count="88" meta:word-count="376" meta:character-count="2127" meta:non-whitespace-character-count="1829"/>
  </office:meta>
</office:document-meta>
</file>